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8791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0.55in"/>
    </style:style>
    <style:style style:name="co20" style:family="table-column">
      <style:table-column-properties fo:break-before="auto" style:column-width="0.8181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1.6972in"/>
    </style:style>
    <style:style style:name="co23" style:family="table-column">
      <style:table-column-properties fo:break-before="auto" style:column-width="1in"/>
    </style:style>
    <style:style style:name="co24" style:family="table-column">
      <style:table-column-properties fo:break-before="auto" style:column-width="1.2681in"/>
    </style:style>
    <style:style style:name="co25" style:family="table-column">
      <style:table-column-properties fo:break-before="auto" style:column-width="0.9465in"/>
    </style:style>
    <style:style style:name="co26" style:family="table-column">
      <style:table-column-properties fo:break-before="auto" style:column-width="1.0217in"/>
    </style:style>
    <style:style style:name="co27" style:family="table-column">
      <style:table-column-properties fo:break-before="auto" style:column-width="2.3516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3.0591in"/>
    </style:style>
    <style:style style:name="co30" style:family="table-column">
      <style:table-column-properties fo:break-before="auto" style:column-width="1.011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2.1902in"/>
    </style:style>
    <style:style style:name="co33" style:family="table-column">
      <style:table-column-properties fo:break-before="auto" style:column-width="2.3083in"/>
    </style:style>
    <style:style style:name="co34" style:family="table-column">
      <style:table-column-properties fo:break-before="auto" style:column-width="1.8043in"/>
    </style:style>
    <style:style style:name="co35" style:family="table-column">
      <style:table-column-properties fo:break-before="auto" style:column-width="1.7402in"/>
    </style:style>
    <style:style style:name="co36" style:family="table-column">
      <style:table-column-properties fo:break-before="auto" style:column-width="1.1291in"/>
    </style:style>
    <style:style style:name="co37" style:family="table-column">
      <style:table-column-properties fo:break-before="auto" style:column-width="0.6783in"/>
    </style:style>
    <style:style style:name="co38" style:family="table-column">
      <style:table-column-properties fo:break-before="auto" style:column-width="0.6681in"/>
    </style:style>
    <style:style style:name="co39" style:family="table-column">
      <style:table-column-properties fo:break-before="auto" style:column-width="0.7535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0.7429in"/>
    </style:style>
    <style:style style:name="co42" style:family="table-column">
      <style:table-column-properties fo:break-before="auto" style:column-width="1.2791in"/>
    </style:style>
    <style:style style:name="co43" style:family="table-column">
      <style:table-column-properties fo:break-before="auto" style:column-width="1.1681in"/>
    </style:style>
    <style:style style:name="co44" style:family="table-column">
      <style:table-column-properties fo:break-before="auto" style:column-width="1.5898in"/>
    </style:style>
    <style:style style:name="co45" style:family="table-column">
      <style:table-column-properties fo:break-before="auto" style:column-width="1.5146in"/>
    </style:style>
    <style:style style:name="co46" style:family="table-column">
      <style:table-column-properties fo:break-before="auto" style:column-width="5.2457in"/>
    </style:style>
    <style:style style:name="co47" style:family="table-column">
      <style:table-column-properties fo:break-before="auto" style:column-width="3.1874in"/>
    </style:style>
    <style:style style:name="co48" style:family="table-column">
      <style:table-column-properties fo:break-before="auto" style:column-width="1.4827in"/>
    </style:style>
    <style:style style:name="co49" style:family="table-column">
      <style:table-column-properties fo:break-before="auto" style:column-width="1.6008in"/>
    </style:style>
    <style:style style:name="co50" style:family="table-column">
      <style:table-column-properties fo:break-before="auto" style:column-width="1.0965in"/>
    </style:style>
    <style:style style:name="co51" style:family="table-column">
      <style:table-column-properties fo:break-before="auto" style:column-width="1.0327in"/>
    </style:style>
    <style:style style:name="co52" style:family="table-column">
      <style:table-column-properties fo:break-before="auto" style:column-width="0.7965in"/>
    </style:style>
    <style:style style:name="co53" style:family="table-column">
      <style:table-column-properties fo:break-before="auto" style:column-width="1.4075in"/>
    </style:style>
    <style:style style:name="co54" style:family="table-column">
      <style:table-column-properties fo:break-before="auto" style:column-width="0.6646in"/>
    </style:style>
    <style:style style:name="co55" style:family="table-column">
      <style:table-column-properties fo:break-before="auto" style:column-width="0.7217in"/>
    </style:style>
    <style:style style:name="co56" style:family="table-column">
      <style:table-column-properties fo:break-before="auto" style:column-width="1.0929in"/>
    </style:style>
    <style:style style:name="co57" style:family="table-column">
      <style:table-column-properties fo:break-before="auto" style:column-width="0.5602in"/>
    </style:style>
    <style:style style:name="co58" style:family="table-column">
      <style:table-column-properties fo:break-before="auto" style:column-width="0.3252in"/>
    </style:style>
    <style:style style:name="co59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2.01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2.0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2.01pt solid #000000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3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3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" table:number-columns-repeated="1003" table:default-cell-style-name="ce6"/>
        <table:table-row table:style-name="ro1">
          <table:table-cell table:style-name="ce1" office:value-type="string" calcext:value-type="string" table:number-columns-spanned="21" table:number-rows-spanned="1">
            <text:p>Classes</text:p>
          </table:table-cell>
          <table:covered-table-cell table:number-columns-repeated="20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3" table:number-rows-spanned="1">
            <text:p>Physical</text:p>
          </table:table-cell>
          <table:covered-table-cell table:number-columns-repeated="2" table:style-name="ce7"/>
          <table:table-cell table:style-name="ce2" office:value-type="string" calcext:value-type="string" table:number-columns-spanned="7" table:number-rows-spanned="1">
            <text:p>Magical</text:p>
          </table:table-cell>
          <table:covered-table-cell table:number-columns-repeated="6" table:style-name="ce7"/>
          <table:table-cell table:style-name="ce2" office:value-type="string" calcext:value-type="string" table:number-columns-spanned="2" table:number-rows-spanned="1">
            <text:p>Mixed</text:p>
          </table:table-cell>
          <table:covered-table-cell table:style-name="ce7"/>
          <table:table-cell table:style-name="ce2" office:value-type="string" calcext:value-type="string" table:number-columns-spanned="9" table:number-rows-spanned="1">
            <text:p>Race</text:p>
          </table:table-cell>
          <table:covered-table-cell table:number-columns-repeated="8" table:style-name="ce7"/>
          <table:table-cell table:number-columns-repeated="1003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8" office:value-type="string" calcext:value-type="string">
            <text:p>FINESSE</text:p>
          </table:table-cell>
          <table:table-cell table:style-name="ce11" office:value-type="string" calcext:value-type="string">
            <text:p>MIXED</text:p>
          </table:table-cell>
          <table:table-cell table:style-name="ce14" office:value-type="string" calcext:value-type="string">
            <text:p>ARCANE</text:p>
          </table:table-cell>
          <table:table-cell table:style-name="ce17" office:value-type="string" calcext:value-type="string">
            <text:p>DIVINE</text:p>
          </table:table-cell>
          <table:table-cell table:style-name="ce17" office:value-type="string" calcext:value-type="string">
            <text:p>ELEMENTAL</text:p>
          </table:table-cell>
          <table:table-cell table:style-name="ce17" office:value-type="string" calcext:value-type="string">
            <text:p>NATURE</text:p>
          </table:table-cell>
          <table:table-cell table:style-name="ce17" office:value-type="string" calcext:value-type="string">
            <text:p>MENTAL</text:p>
          </table:table-cell>
          <table:table-cell table:style-name="ce17" office:value-type="string" calcext:value-type="string">
            <text:p>BODY</text:p>
          </table:table-cell>
          <table:table-cell table:style-name="ce20" office:value-type="string" calcext:value-type="string">
            <text:p>MIXED</text:p>
          </table:table-cell>
          <table:table-cell table:style-name="ce14" office:value-type="string" calcext:value-type="string">
            <text:p>Might&amp;Magic</text:p>
          </table:table-cell>
          <table:table-cell table:style-name="ce20" office:value-type="string" calcext:value-type="string">
            <text:p>Finesse&amp;Magic</text:p>
          </table:table-cell>
          <table:table-cell table:style-name="ce14" office:value-type="string" calcext:value-type="string">
            <text:p>ASHARI</text:p>
          </table:table-cell>
          <table:table-cell table:style-name="ce17" office:value-type="string" calcext:value-type="string">
            <text:p>COATL</text:p>
          </table:table-cell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DWARF</text:p>
          </table:table-cell>
          <table:table-cell table:style-name="ce17" office:value-type="string" calcext:value-type="string">
            <text:p>GNOME</text:p>
          </table:table-cell>
          <table:table-cell table:style-name="ce17" office:value-type="string" calcext:value-type="string">
            <text:p>GOBLIN</text:p>
          </table:table-cell>
          <table:table-cell table:style-name="ce17" office:value-type="string" calcext:value-type="string">
            <text:p>ELF</text:p>
          </table:table-cell>
          <table:table-cell table:style-name="ce17" office:value-type="string" calcext:value-type="string">
            <text:p>ORC</text:p>
          </table:table-cell>
          <table:table-cell table:style-name="ce20" office:value-type="string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]));6);&quot;&quot;)" office:value-type="string" office:string-value="Fighter" calcext:value-type="string">
            <text:p>Fight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]));6);&quot;&quot;)" office:value-type="string" office:string-value="Thief" calcext:value-type="string">
            <text:p>Thief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]));6);&quot;&quot;)" office:value-type="string" office:string-value="Arcanist" calcext:value-type="string">
            <text:p>Arcanist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]));6);&quot;&quot;)" office:value-type="string" office:string-value="Cleric" calcext:value-type="string">
            <text:p>Cleric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]));6);&quot;&quot;)" office:value-type="string" office:string-value="Elementalist" calcext:value-type="string">
            <text:p>Elementalist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]));6);&quot;&quot;)" office:value-type="string" office:string-value="Ovate" calcext:value-type="string">
            <text:p>Ovate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]));6);&quot;&quot;)" office:value-type="string" office:string-value="Mentalist" calcext:value-type="string">
            <text:p>Mentalist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]));6);&quot;&quot;)" office:value-type="string" office:string-value="Warlock" calcext:value-type="string">
            <text:p>Warlock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]));5);&quot;&quot;)" office:value-type="string" office:string-value="Eldritch Knight" calcext:value-type="string">
            <text:p>Eldritch 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]));5);&quot;&quot;)" office:value-type="string" office:string-value="Elemental Archer" calcext:value-type="string">
            <text:p>Elemental Arch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]));5);&quot;&quot;)" office:value-type="string" office:string-value="ASHARI" calcext:value-type="string">
            <text:p>ASHARI</text:p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]));5);&quot;&quot;)" office:value-type="string" office:string-value="COATL" calcext:value-type="string">
            <text:p>COATL</text:p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]));5);&quot;&quot;)" office:value-type="string" office:string-value="HUMAN" calcext:value-type="string">
            <text:p>HUMAN</text:p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]));5);&quot;&quot;)" office:value-type="string" office:string-value="DWARF" calcext:value-type="string">
            <text:p>DWARF</text:p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]));5);&quot;&quot;)" office:value-type="string" office:string-value="GNOME" calcext:value-type="string">
            <text:p>GNOME</text:p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]));5);&quot;&quot;)" office:value-type="string" office:string-value="GOBLIN" calcext:value-type="string">
            <text:p>GOBLIN</text:p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]));5);&quot;&quot;)" office:value-type="string" office:string-value="ELF" calcext:value-type="string">
            <text:p>ELF</text:p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]));5);&quot;&quot;)" office:value-type="string" office:string-value="ORC" calcext:value-type="string">
            <text:p>ORC</text:p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]));5);&quot;&quot;)" office:value-type="string" office:string-value="DROW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]));6);&quot;&quot;)" office:value-type="string" office:string-value="Warrior" calcext:value-type="string">
            <text:p>Warrio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]));6);&quot;&quot;)" office:value-type="string" office:string-value="Rogue" calcext:value-type="string">
            <text:p>Rogue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]));6);&quot;&quot;)" office:value-type="string" office:string-value="Priest" calcext:value-type="string">
            <text:p>Priest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]));6);&quot;&quot;)" office:value-type="string" office:string-value="Druid" calcext:value-type="string">
            <text:p>Druid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]));6);&quot;&quot;)" office:value-type="string" office:string-value="Illusionist" calcext:value-type="string">
            <text:p>Illusionist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]));6);&quot;&quot;)" office:value-type="string" office:string-value="Blood Shaper" calcext:value-type="string">
            <text:p>Blood Shaper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]));6);&quot;&quot;)" office:value-type="string" office:string-value="Channeler" calcext:value-type="string">
            <text:p>Channel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]));5);&quot;&quot;)" office:value-type="string" office:string-value="Eldritch Sentinel" calcext:value-type="string">
            <text:p>Eldritch Sentinel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]));5);&quot;&quot;)" office:value-type="string" office:string-value="Corsair" calcext:value-type="string">
            <text:p>Corsai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2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]));6);&quot;&quot;)" office:value-type="string" office:string-value="Barbarian" calcext:value-type="string">
            <text:p>Barbaria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]));6);&quot;&quot;)" office:value-type="string" office:string-value="Scoundrel" calcext:value-type="string">
            <text:p>Scoundrel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]));6);&quot;&quot;)" office:value-type="string" office:string-value="Time Mage" calcext:value-type="string">
            <text:p>Time Mage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]));6);&quot;&quot;)" office:value-type="string" office:string-value="Bishop" calcext:value-type="string">
            <text:p>Bishop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]));6);&quot;&quot;)" office:value-type="string" office:string-value="Metal Shaper" calcext:value-type="string">
            <text:p>Metal 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]));6);&quot;&quot;)" office:value-type="string" office:string-value="Beast Master" calcext:value-type="string">
            <text:p>Beast Mast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]));6);&quot;&quot;)" office:value-type="string" office:string-value="Bone Shaper" calcext:value-type="string">
            <text:p>Bone Shaper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]));6);&quot;&quot;)" office:value-type="string" office:string-value="Magus" calcext:value-type="string">
            <text:p>Magus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]));5);&quot;&quot;)" office:value-type="string" office:string-value="Elemental Fist" calcext:value-type="string">
            <text:p>Elemental Fis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]));5);&quot;&quot;)" office:value-type="string" office:string-value="Elemental Scoundrel" calcext:value-type="string">
            <text:p>Elemental Scoundrel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3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3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4]));6);&quot;&quot;)" office:value-type="string" office:string-value="Slayer" calcext:value-type="string">
            <text:p>Slay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4]));6);&quot;&quot;)" office:value-type="string" office:string-value="Tumbler" calcext:value-type="string">
            <text:p>Tumbl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4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]));6);&quot;&quot;)" office:value-type="string" office:string-value="Chronomancer" calcext:value-type="string">
            <text:p>Chronomancer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]));6);&quot;&quot;)" office:value-type="string" office:string-value="Diviner" calcext:value-type="string">
            <text:p>Divin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]));6);&quot;&quot;)" office:value-type="string" office:string-value="Metallomancer" calcext:value-type="string">
            <text:p>Metall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]));6);&quot;&quot;)" office:value-type="string" office:string-value="Beast Lord" calcext:value-type="string">
            <text:p>Beast Lord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]));6);&quot;&quot;)" office:value-type="string" office:string-value="Psion" calcext:value-type="string">
            <text:p>Psion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]));5);&quot;&quot;)" office:value-type="string" office:string-value="Eldritch Blade" calcext:value-type="string">
            <text:p>Eldritch 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]));5);&quot;&quot;)" office:value-type="string" office:string-value="Eldritch Shadow" calcext:value-type="string">
            <text:p>Eldritch Shadow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4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4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5]));6);&quot;&quot;)" office:value-type="string" office:string-value="Champion" calcext:value-type="string">
            <text:p>Champio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5]));6);&quot;&quot;)" office:value-type="string" office:string-value="Stalker" calcext:value-type="string">
            <text:p>Stalk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5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5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5]));6);&quot;&quot;)" office:value-type="string" office:string-value="Biomancer" calcext:value-type="string">
            <text:p>Biomanc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5]));6);&quot;&quot;)" office:value-type="string" office:string-value="Metal Caller" calcext:value-type="string">
            <text:p>Metal 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5]));6);&quot;&quot;)" office:value-type="string" office:string-value="Shifter" calcext:value-type="string">
            <text:p>Shift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5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5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5]));6);&quot;&quot;)" office:value-type="string" office:string-value="Defiler" calcext:value-type="string">
            <text:p>Defil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5]));5);&quot;&quot;)" office:value-type="string" office:string-value="Magic Knight" calcext:value-type="string">
            <text:p>Magic 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5]));5);&quot;&quot;)" office:value-type="string" office:string-value="Arcane Archer" calcext:value-type="string">
            <text:p>Arcane Arch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5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5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6]));6);&quot;&quot;)" office:value-type="string" office:string-value="Duelist" calcext:value-type="string">
            <text:p>Duelis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6]));6);&quot;&quot;)" office:value-type="string" office:string-value="Knave" calcext:value-type="string">
            <text:p>Knave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6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6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6]));6);&quot;&quot;)" office:value-type="string" office:string-value="Occultist" calcext:value-type="string">
            <text:p>Occultist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6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6]));6);&quot;&quot;)" office:value-type="string" office:string-value="Animist" calcext:value-type="string">
            <text:p>Anim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6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6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6]));6);&quot;&quot;)" office:value-type="string" office:string-value="Keeper" calcext:value-type="string">
            <text:p>Keep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6]));5);&quot;&quot;)" office:value-type="string" office:string-value="Arcane Defender" calcext:value-type="string">
            <text:p>Arcane Defend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6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6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6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7]));6);&quot;&quot;)" office:value-type="string" office:string-value="Blade" calcext:value-type="string">
            <text:p>Blad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7]));6);&quot;&quot;)" office:value-type="string" office:string-value="Burglar" calcext:value-type="string">
            <text:p>Burgla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7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7]));6);&quot;&quot;)" office:value-type="string" office:string-value="Displacer" calcext:value-type="string">
            <text:p>Displacer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7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7]));6);&quot;&quot;)" office:value-type="string" office:string-value="Crystal Shaper" calcext:value-type="string">
            <text:p>Crystal 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7]));6);&quot;&quot;)" office:value-type="string" office:string-value="Arborist" calcext:value-type="string">
            <text:p>Arbor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7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7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7]));6);&quot;&quot;)" office:value-type="string" office:string-value="Earth Master" calcext:value-type="string">
            <text:p>Earth Mast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7]));5);&quot;&quot;)" office:value-type="string" office:string-value="Arcane Fist" calcext:value-type="string">
            <text:p>Arcane Fis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7]));5);&quot;&quot;)" office:value-type="string" office:string-value="Hoodwink" calcext:value-type="string">
            <text:p>Hoodwink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7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7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8]));6);&quot;&quot;)" office:value-type="string" office:string-value="Reaver" calcext:value-type="string">
            <text:p>Reav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8]));6);&quot;&quot;)" office:value-type="string" office:string-value="Gadgeteer" calcext:value-type="string">
            <text:p>Gadgete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8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8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8]));6);&quot;&quot;)" office:value-type="string" office:string-value="Harbringer" calcext:value-type="string">
            <text:p>Harbring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8]));6);&quot;&quot;)" office:value-type="string" office:string-value="Crystalmancer" calcext:value-type="string">
            <text:p>Crystal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8]));6);&quot;&quot;)" office:value-type="string" office:string-value="Cultivator" calcext:value-type="string">
            <text:p>Cultivato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8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8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8]));6);&quot;&quot;)" office:value-type="string" office:string-value="Archon" calcext:value-type="string">
            <text:p>Archon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8]));5);&quot;&quot;)" office:value-type="string" office:string-value="Time Blade" calcext:value-type="string">
            <text:p>Time 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8]));5);&quot;&quot;)" office:value-type="string" office:string-value="Spell Killer" calcext:value-type="string">
            <text:p>Spell Kill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8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8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9]));6);&quot;&quot;)" office:value-type="string" office:string-value="Legionnaire" calcext:value-type="string">
            <text:p>Legionnair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9]));6);&quot;&quot;)" office:value-type="string" office:string-value="Tracker" calcext:value-type="string">
            <text:p>Track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9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9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9]));6);&quot;&quot;)" office:value-type="string" office:string-value="Necromancer" calcext:value-type="string">
            <text:p>Necromanc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9]));6);&quot;&quot;)" office:value-type="string" office:string-value="Crystal Caller" calcext:value-type="string">
            <text:p>Crystal 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9]));6);&quot;&quot;)" office:value-type="string" office:string-value="Shaman" calcext:value-type="string">
            <text:p>Shaman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9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9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9]));6);&quot;&quot;)" office:value-type="string" office:string-value="Holy Mage" calcext:value-type="string">
            <text:p>Holy Mage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9]));5);&quot;&quot;)" office:value-type="string" office:string-value="Death Knight" calcext:value-type="string">
            <text:p>Death 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9]));5);&quot;&quot;)" office:value-type="string" office:string-value="Shadow Hunter" calcext:value-type="string">
            <text:p>Shadow Hunt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9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9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0]));6);&quot;&quot;)" office:value-type="string" office:string-value="Knight" calcext:value-type="string">
            <text:p>Knigh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0]));6);&quot;&quot;)" office:value-type="string" office:string-value="Marksman" calcext:value-type="string">
            <text:p>Marksman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0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0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0]));6);&quot;&quot;)" office:value-type="string" office:string-value="Ritualist" calcext:value-type="string">
            <text:p>Ritualist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0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0]));6);&quot;&quot;)" office:value-type="string" office:string-value="Earth Shaper" calcext:value-type="string">
            <text:p>Earth Shap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0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0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0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0]));5);&quot;&quot;)" office:value-type="string" office:string-value="Paladin" calcext:value-type="string">
            <text:p>Paladin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0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0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0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1]));6);&quot;&quot;)" office:value-type="string" office:string-value="Juggernaut" calcext:value-type="string">
            <text:p>Juggernau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1]));6);&quot;&quot;)" office:value-type="string" office:string-value="Sharpshooter" calcext:value-type="string">
            <text:p>Sharpshoot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1]));6);&quot;&quot;)" office:value-type="string" office:string-value="Assassin" calcext:value-type="string">
            <text:p>Assassin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1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1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1]));6);&quot;&quot;)" office:value-type="string" office:string-value="Ice Shaper" calcext:value-type="string">
            <text:p>Ice 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1]));6);&quot;&quot;)" office:value-type="string" office:string-value="Geomancer" calcext:value-type="string">
            <text:p>Geomanc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1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1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1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1]));5);&quot;&quot;)" office:value-type="string" office:string-value="Sun Weaver" calcext:value-type="string">
            <text:p>Sun Weav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1]));5);&quot;&quot;)" office:value-type="string" office:string-value="Inquisitor" calcext:value-type="string">
            <text:p>Inquisito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1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1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2]));6);&quot;&quot;)" office:value-type="string" office:string-value="Aegis" calcext:value-type="string">
            <text:p>Aegis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2]));6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2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2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2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2]));6);&quot;&quot;)" office:value-type="string" office:string-value="Cryomancer" calcext:value-type="string">
            <text:p>Cry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2]));6);&quot;&quot;)" office:value-type="string" office:string-value="Earth Caller" calcext:value-type="string">
            <text:p>Earth Call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2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2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2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2]));5);&quot;&quot;)" office:value-type="string" office:string-value="Shadow Blade" calcext:value-type="string">
            <text:p>Shadow 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2]));5);&quot;&quot;)" office:value-type="string" office:string-value="Shade" calcext:value-type="string">
            <text:p>Shade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2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3]));6);&quot;&quot;)" office:value-type="string" office:string-value="Defender" calcext:value-type="string">
            <text:p>Defend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3]));6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3]));6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3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3]));6);&quot;&quot;)" office:value-type="string" office:string-value="Shadowmancer" calcext:value-type="string">
            <text:p>Shadowmanc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3]));6);&quot;&quot;)" office:value-type="string" office:string-value="Ice Caller" calcext:value-type="string">
            <text:p>Ice 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3]));6);&quot;&quot;)" office:value-type="string" office:string-value="Sage" calcext:value-type="string">
            <text:p>Sage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3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3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3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3]));5);&quot;&quot;)" office:value-type="string" office:string-value="Fey Knight" calcext:value-type="string">
            <text:p>Fey 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3]));5);&quot;&quot;)" office:value-type="string" office:string-value="Ethereal Hunter" calcext:value-type="string">
            <text:p>Ethereal Hunt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4]));6);&quot;&quot;)" office:value-type="string" office:string-value="Sentinel" calcext:value-type="string">
            <text:p>Sentinel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4]));6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4]));6);&quot;&quot;)" office:value-type="string" office:string-value="Tactician" calcext:value-type="string">
            <text:p>Tactician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4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4]));6);&quot;&quot;)" office:value-type="string" office:string-value="Oracle" calcext:value-type="string">
            <text:p>Oracle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4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4]));6);&quot;&quot;)" office:value-type="string" office:string-value="Totemist" calcext:value-type="string">
            <text:p>Totem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4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4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4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4]));5);&quot;&quot;)" office:value-type="string" office:string-value="Glade Guardian" calcext:value-type="string">
            <text:p>Glade Guardian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4]));5);&quot;&quot;)" office:value-type="string" office:string-value="Strider" calcext:value-type="string">
            <text:p>Strid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5]));6);&quot;&quot;)" office:value-type="string" office:string-value="Guardian" calcext:value-type="string">
            <text:p>Guardia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5]));6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5]));6);&quot;&quot;)" office:value-type="string" office:string-value="Dead Eye" calcext:value-type="string">
            <text:p>Dead Eye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5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5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5]));6);&quot;&quot;)" office:value-type="string" office:string-value="Storm Shaper" calcext:value-type="string">
            <text:p>Storm 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5]));6);&quot;&quot;)" office:value-type="string" office:string-value="Theurgist" calcext:value-type="string">
            <text:p>Theurg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5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5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5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5]));5);&quot;&quot;)" office:value-type="string" office:string-value="War Shaper" calcext:value-type="string">
            <text:p>War Shap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5]));5);&quot;&quot;)" office:value-type="string" office:string-value="Bard" calcext:value-type="string">
            <text:p>Bard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6]));6);&quot;&quot;)" office:value-type="string" office:string-value="Monk" calcext:value-type="string">
            <text:p>Monk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6]));6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6]));6);&quot;&quot;)" office:value-type="string" office:string-value="Warden" calcext:value-type="string">
            <text:p>Warden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6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6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6]));6);&quot;&quot;)" office:value-type="string" office:string-value="Stormrmancer" calcext:value-type="string">
            <text:p>Stormr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6]));6);&quot;&quot;)" office:value-type="string" office:string-value="Mystic" calcext:value-type="string">
            <text:p>Mystic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6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6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6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6]));5);&quot;&quot;)" office:value-type="string" office:string-value="Avenger" calcext:value-type="string">
            <text:p>Aveng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6]));5);&quot;&quot;)" office:value-type="string" office:string-value="Dervish" calcext:value-type="string">
            <text:p>Dervish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7]));6);&quot;&quot;)" office:value-type="string" office:string-value="Gladiator" calcext:value-type="string">
            <text:p>Gladiato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7]));6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7]));6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7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7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7]));6);&quot;&quot;)" office:value-type="string" office:string-value="Storm Caller" calcext:value-type="string">
            <text:p>Storm 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7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7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7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7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7]));5);&quot;&quot;)" office:value-type="string" office:string-value="Psi Knight" calcext:value-type="string">
            <text:p>Psi 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7]));5);&quot;&quot;)" office:value-type="string" office:string-value="Mind Hunter" calcext:value-type="string">
            <text:p>Mind Hunt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8]));6);&quot;&quot;)" office:value-type="string" office:string-value="Vanguard" calcext:value-type="string">
            <text:p>Vanguard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8]));6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8]));6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8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8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8]));6);&quot;&quot;)" office:value-type="string" office:string-value="Fire Shaper" calcext:value-type="string">
            <text:p>Fire 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8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8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8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8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8]));5);&quot;&quot;)" office:value-type="string" office:string-value="Mind Defender" calcext:value-type="string">
            <text:p>Mind Defend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8]));5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9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9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9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9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9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9]));6);&quot;&quot;)" office:value-type="string" office:string-value="Pyromancer" calcext:value-type="string">
            <text:p>Pyr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9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9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9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9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9]));5);&quot;&quot;)" office:value-type="string" office:string-value="Berserker" calcext:value-type="string">
            <text:p>Berserk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9]));5);&quot;&quot;)" office:value-type="string" office:string-value="Charmer" calcext:value-type="string">
            <text:p>Charm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0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0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0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0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0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0]));6);&quot;&quot;)" office:value-type="string" office:string-value="Fire Caller" calcext:value-type="string">
            <text:p>Fire 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0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0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0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0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0]));5);&quot;&quot;)" office:value-type="string" office:string-value="Illusory Blade" calcext:value-type="string">
            <text:p>Illusory 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0]));5);&quot;&quot;)" office:value-type="string" office:string-value="Soul Thief" calcext:value-type="string">
            <text:p>Soul Thief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1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1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1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1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1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1]));6);&quot;&quot;)" office:value-type="string" office:string-value="Water Shaper" calcext:value-type="string">
            <text:p>Water 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1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1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1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1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1]));5);&quot;&quot;)" office:value-type="string" office:string-value="Blood Knight" calcext:value-type="string">
            <text:p>Blood 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1]));5);&quot;&quot;)" office:value-type="string" office:string-value="Bone Archer" calcext:value-type="string">
            <text:p>Bone Arch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2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2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2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2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2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2]));6);&quot;&quot;)" office:value-type="string" office:string-value="Hydromancer" calcext:value-type="string">
            <text:p>Hydr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2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2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2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2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2]));5);&quot;&quot;)" office:value-type="string" office:string-value="Bone Vanguard" calcext:value-type="string">
            <text:p>Bone Vanguard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2]));5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3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3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3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3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3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3]));6);&quot;&quot;)" office:value-type="string" office:string-value="Water Caller" calcext:value-type="string">
            <text:p>Water 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3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3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3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3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3]));5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3]));5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4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4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4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4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4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4]));6);&quot;&quot;)" office:value-type="string" office:string-value="Stone Shaper" calcext:value-type="string">
            <text:p>Stone 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4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4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4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4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4]));5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4]));5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5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5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5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5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5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5]));6);&quot;&quot;)" office:value-type="string" office:string-value="Lithomancer" calcext:value-type="string">
            <text:p>Lith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5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5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5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5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5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5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6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6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6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6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6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6]));6);&quot;&quot;)" office:value-type="string" office:string-value="Stone Caller" calcext:value-type="string">
            <text:p>Stone 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6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6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6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6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6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6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7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7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7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7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7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7]));6);&quot;&quot;)" office:value-type="string" office:string-value="Air Shaper" calcext:value-type="string">
            <text:p>Air 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7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7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7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7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7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7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8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8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8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8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8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8]));6);&quot;&quot;)" office:value-type="string" office:string-value="Aeromancer" calcext:value-type="string">
            <text:p>Aer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8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8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8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8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8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8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9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9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9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9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9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9]));6);&quot;&quot;)" office:value-type="string" office:string-value="Air Caller" calcext:value-type="string">
            <text:p>Air 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9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9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9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9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9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9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0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0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0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0]));6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0]));6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0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0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1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1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1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1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1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2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2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2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2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2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3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3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3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3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3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4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4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4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4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4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4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4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5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5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5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5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5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5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5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6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6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6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6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6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6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6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7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7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7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7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8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8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8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8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9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9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9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9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0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0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0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0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1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1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2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2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3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3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4]));5);&quot;&quot;)">
            <text:p/>
          </table:table-cell>
          <table:table-cell table:style-name="ce18" table:number-columns-repeated="5"/>
          <table:table-cell table:style-name="ce21"/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4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4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5]));5);&quot;&quot;)">
            <text:p/>
          </table:table-cell>
          <table:table-cell table:style-name="ce18" table:number-columns-repeated="5"/>
          <table:table-cell table:style-name="ce21"/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5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5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5"/>
          <table:table-cell table:style-name="ce21"/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6]));5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6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5"/>
          <table:table-cell table:style-name="ce10"/>
          <table:table-cell table:style-name="ce13"/>
          <table:table-cell table:style-name="ce16"/>
          <table:table-cell table:style-name="ce19" table:number-columns-repeated="5"/>
          <table:table-cell table:style-name="ce22"/>
          <table:table-cell table:style-name="ce16" table:number-matrix-columns-spanned="1" table:number-matrix-rows-spanned="1" table:formula="of:=IFERROR(INDEX([Mixed.$C$2:.$G$500]; SMALL(IF(([.A$3]=[Mixed.$C$2:.$C$500]); ROW([Mixed.$C$2:.$C$500])-MIN(ROW([Mixed.$C$2:.$C$500]))+1;&quot;&quot;);ROWS([.$A$1:.$A47]));5);&quot;&quot;)">
            <text:p/>
          </table:table-cell>
          <table:table-cell table:style-name="ce22" table:number-matrix-columns-spanned="1" table:number-matrix-rows-spanned="1" table:formula="of:=IFERROR(INDEX([Mixed.$C$2:.$G$500]; SMALL(IF(([.B$3]=[Mixed.$C$2:.$C$500]); ROW([Mixed.$C$2:.$C$500])-MIN(ROW([Mixed.$C$2:.$C$500]))+1;&quot;&quot;);ROWS([.$A$1:.$A47]));5);&quot;&quot;)">
            <text:p/>
          </table:table-cell>
          <table:table-cell table:style-name="ce16"/>
          <table:table-cell table:style-name="ce19" table:number-columns-repeated="7"/>
          <table:table-cell table:style-name="ce22"/>
          <table:table-cell table:number-columns-repeated="1003"/>
        </table:table-row>
        <table:table-row table:style-name="ro1">
          <table:table-cell table:number-columns-repeated="10"/>
          <table:table-cell table:number-matrix-columns-spanned="1" table:number-matrix-rows-spanned="1" table:formula="of:=IFERROR(INDEX([Mixed.$C$2:.$G$500]; SMALL(IF(([.A$3]=[Mixed.$C$2:.$C$500]); ROW([Mixed.$C$2:.$C$500])-MIN(ROW([Mixed.$C$2:.$C$500]))+1;&quot;&quot;);ROWS([.$A$1:.$A48]));5);&quot;&quot;)">
            <text:p/>
          </table:table-cell>
          <table:table-cell table:number-matrix-columns-spanned="1" table:number-matrix-rows-spanned="1" table:formula="of:=IFERROR(INDEX([Mixed.$C$2:.$G$500]; SMALL(IF(([.B$3]=[Mixed.$C$2:.$C$500]); ROW([Mixed.$C$2:.$C$500])-MIN(ROW([Mixed.$C$2:.$C$500]))+1;&quot;&quot;);ROWS([.$A$1:.$A48]));5);&quot;&quot;)">
            <text:p/>
          </table:table-cell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al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"/>
        <table:table-column table:style-name="co10" table:number-columns-repeated="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table:style-name="Default"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ves</text:p>
          </table:table-cell>
          <table:table-cell office:value-type="string" calcext:value-type="string">
            <text:p>Thief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50:125:225:350:500:675:875:1100:1350:16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s</text:p>
          </table:table-cell>
          <table:table-cell office:value-type="string" calcext:value-type="string">
            <text:p>Rog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Scoundrels</text:p>
          </table:table-cell>
          <table:table-cell office:value-type="string" calcext:value-type="string">
            <text:p>Scoundr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DODGING</text:p>
          </table:table-cell>
          <table:table-cell office:value-type="string" calcext:value-type="string">
            <text:p>TUMBLER</text:p>
          </table:table-cell>
          <table:table-cell office:value-type="string" calcext:value-type="string">
            <text:p>Tumbler</text:p>
          </table:table-cell>
          <table:table-cell office:value-type="string" calcext:value-type="string">
            <text:p>Tumblers</text:p>
          </table:table-cell>
          <table:table-cell office:value-type="string" calcext:value-type="string">
            <text:p>Tumb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Stalkers</text:p>
          </table:table-cell>
          <table:table-cell office:value-type="string" calcext:value-type="string">
            <text:p>Stalk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KNAVE</text:p>
          </table:table-cell>
          <table:table-cell office:value-type="string" calcext:value-type="string">
            <text:p>Knave</text:p>
          </table:table-cell>
          <table:table-cell office:value-type="string" calcext:value-type="string">
            <text:p>Knaves</text:p>
          </table:table-cell>
          <table:table-cell office:value-type="string" calcext:value-type="string">
            <text:p>Knav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TRICKERY</text:p>
          </table:table-cell>
          <table:table-cell office:value-type="string" calcext:value-type="string">
            <text:p>BURGLAR</text:p>
          </table:table-cell>
          <table:table-cell office:value-type="string" calcext:value-type="string">
            <text:p>Burglar</text:p>
          </table:table-cell>
          <table:table-cell office:value-type="string" calcext:value-type="string">
            <text:p>Burglars</text:p>
          </table:table-cell>
          <table:table-cell office:value-type="string" calcext:value-type="string">
            <text:p>Burgla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GADGETEER</text:p>
          </table:table-cell>
          <table:table-cell office:value-type="string" calcext:value-type="string">
            <text:p>Gadgeteer</text:p>
          </table:table-cell>
          <table:table-cell office:value-type="string" calcext:value-type="string">
            <text:p>Gadgeteers</text:p>
          </table:table-cell>
          <table:table-cell office:value-type="string" calcext:value-type="string">
            <text:p>Gadgete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Trackers</text:p>
          </table:table-cell>
          <table:table-cell office:value-type="string" calcext:value-type="string">
            <text:p>Track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RSKMAN</text:p>
          </table:table-cell>
          <table:table-cell office:value-type="string" calcext:value-type="string">
            <text:p>Marksman</text:p>
          </table:table-cell>
          <table:table-cell office:value-type="string" calcext:value-type="string">
            <text:p>Marksmen</text:p>
          </table:table-cell>
          <table:table-cell office:value-type="string" calcext:value-type="string">
            <text:p>Marksm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NG_RANGE</text:p>
          </table:table-cell>
          <table:table-cell office:value-type="string" calcext:value-type="string">
            <text:p>SHARPSHOOTER</text:p>
          </table:table-cell>
          <table:table-cell office:value-type="string" calcext:value-type="string">
            <text:p>Sharpshooter</text:p>
          </table:table-cell>
          <table:table-cell office:value-type="string" calcext:value-type="string">
            <text:p>Sharpshooters</text:p>
          </table:table-cell>
          <table:table-cell office:value-type="string" calcext:value-type="string">
            <text:p>Sharpshoo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HORT_RANG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BAS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SPEED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SENS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PERCEPTION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AWARNESS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GILITY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Fighters</text:p>
          </table:table-cell>
          <table:table-cell office:value-type="string" calcext:value-type="string">
            <text:p>Fighte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50:125:225:350:500:675:875:1100:1350:16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Warri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arbarians</text:p>
          </table:table-cell>
          <table:table-cell office:value-type="string" calcext:value-type="string">
            <text:p>Barbar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INGLE_TARGET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layers</text:p>
          </table:table-cell>
          <table:table-cell office:value-type="string" calcext:value-type="string">
            <text:p>Slay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ULTI_TARGET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Champi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UELIST</text:p>
          </table:table-cell>
          <table:table-cell office:value-type="string" calcext:value-type="string">
            <text:p>Duelist</text:p>
          </table:table-cell>
          <table:table-cell office:value-type="string" calcext:value-type="string">
            <text:p>Duelists</text:p>
          </table:table-cell>
          <table:table-cell office:value-type="string" calcext:value-type="string">
            <text:p>Duel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1H_WEAPONS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2H_WEAPONS</text:p>
          </table:table-cell>
          <table:table-cell office:value-type="string" calcext:value-type="string">
            <text:p>REAVER</text:p>
          </table:table-cell>
          <table:table-cell office:value-type="string" calcext:value-type="string">
            <text:p>Reaver</text:p>
          </table:table-cell>
          <table:table-cell office:value-type="string" calcext:value-type="string">
            <text:p>Reavers</text:p>
          </table:table-cell>
          <table:table-cell office:value-type="string" calcext:value-type="string">
            <text:p>Reav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Legionnaires</text:p>
          </table:table-cell>
          <table:table-cell office:value-type="string" calcext:value-type="string">
            <text:p>Legionnai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table:number-columns-repeated="2" office:value-type="string" calcext:value-type="string">
            <text:p>ARMOR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Juggernauts</text:p>
          </table:table-cell>
          <table:table-cell office:value-type="string" calcext:value-type="string">
            <text:p>Juggerna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</text:p>
          </table:table-cell>
          <table:table-cell office:value-type="string" calcext:value-type="string">
            <text:p>Aegi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ders</text:p>
          </table:table-cell>
          <table:table-cell office:value-type="string" calcext:value-type="string">
            <text:p>Defend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Sentinels</text:p>
          </table:table-cell>
          <table:table-cell office:value-type="string" calcext:value-type="string">
            <text:p>Sentin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Guard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Monks</text:p>
          </table:table-cell>
          <table:table-cell office:value-type="string" calcext:value-type="string">
            <text:p>Mon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Gladiators</text:p>
          </table:table-cell>
          <table:table-cell office:value-type="string" calcext:value-type="string">
            <text:p>Gladi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Vanguards</text:p>
          </table:table-cell>
          <table:table-cell office:value-type="string" calcext:value-type="string">
            <text:p>Vangu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UIL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XTERITY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UIL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DEXTERITY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CURACY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CCURACY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WARENESS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DEXTERITY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GUIL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ssassin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GUIL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CCURACY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Tacticians</text:p>
          </table:table-cell>
          <table:table-cell office:value-type="string" calcext:value-type="string">
            <text:p>Tactic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AD_EYE</text:p>
          </table:table-cell>
          <table:table-cell office:value-type="string" calcext:value-type="string">
            <text:p>Dead Eye</text:p>
          </table:table-cell>
          <table:table-cell office:value-type="string" calcext:value-type="string">
            <text:p>Dead Eyes</text:p>
          </table:table-cell>
          <table:table-cell office:value-type="string" calcext:value-type="string">
            <text:p>Dead Ey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Wardens</text:p>
          </table:table-cell>
          <table:table-cell office:value-type="string" calcext:value-type="string">
            <text:p>Ward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</table:table>
      <table:table table:name="Magical" table:style-name="ta1">
        <table:table-column table:style-name="co39" table:default-cell-style-name="ce24"/>
        <table:table-column table:style-name="co25" table:default-cell-style-name="ce24"/>
        <table:table-column table:style-name="co40" table:default-cell-style-name="ce24"/>
        <table:table-column table:style-name="co41" table:default-cell-style-name="ce24"/>
        <table:table-column table:style-name="co30" table:default-cell-style-name="ce24"/>
        <table:table-column table:style-name="co7" table:default-cell-style-name="ce24"/>
        <table:table-column table:style-name="co42" table:default-cell-style-name="ce24"/>
        <table:table-column table:style-name="co43" table:default-cell-style-name="ce24"/>
        <table:table-column table:style-name="co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44" table:default-cell-style-name="ce24"/>
        <table:table-column table:style-name="co45" table:default-cell-style-name="ce24"/>
        <table:table-column table:style-name="co30" table:default-cell-style-name="ce24"/>
        <table:table-column table:style-name="co15" table:default-cell-style-name="ce24"/>
        <table:table-column table:style-name="co31" table:default-cell-style-name="ce24"/>
        <table:table-column table:style-name="co46" table:default-cell-style-name="ce24"/>
        <table:table-column table:style-name="co33" table:default-cell-style-name="ce24"/>
        <table:table-column table:style-name="co47" table:default-cell-style-name="ce24"/>
        <table:table-column table:style-name="co35" table:default-cell-style-name="ce24"/>
        <table:table-column table:style-name="co34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0" table:default-cell-style-name="ce24"/>
        <table:table-column table:style-name="co4" table:default-cell-style-name="ce24"/>
        <table:table-column table:style-name="co1" table:number-columns-repeated="996" table:default-cell-style-name="ce24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Ovates</text:p>
          </table:table-cell>
          <table:table-cell office:value-type="string" calcext:value-type="string">
            <text:p>Ovate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WISDOM:0:25:50:75:100:125:150:175:200:225:250</text:p>
          </table:table-cell>
          <table:table-cell/>
          <table:table-cell office:value-type="string" calcext:value-type="string">
            <text:p>NATURE_SPELL_CASTING:0:0:0:0:0:1:1:1:1:1:2</text:p>
          </table:table-cell>
          <table:table-cell table:number-columns-repeated="2"/>
          <table:table-cell office:value-type="string" calcext:value-type="string">
            <text:p>WISDOM: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s</text:p>
          </table:table-cell>
          <table:table-cell office:value-type="string" calcext:value-type="string">
            <text:p>Drui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OVATE:10</text:p>
          </table:table-cell>
          <table:table-cell table:number-columns-repeated="4"/>
          <table:table-cell office:value-type="string" calcext:value-type="string">
            <text:p>WISDOM:250:300:350:400:450:500:550:600:650:700:750</text:p>
          </table:table-cell>
          <table:table-cell/>
          <table:table-cell office:value-type="string" calcext:value-type="string">
            <text:p>NATURE_SPELL_CASTING:2:2:2:2:2:3:3:3:3:3:4</text:p>
          </table:table-cell>
          <table:table-cell table:number-columns-repeated="2"/>
          <table:table-cell office:value-type="string" calcext:value-type="string">
            <text:p>WISDOM:1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EAST_MASTER</text:p>
          </table:table-cell>
          <table:table-cell office:value-type="string" calcext:value-type="string">
            <text:p>Beast Master</text:p>
          </table:table-cell>
          <table:table-cell office:value-type="string" calcext:value-type="string">
            <text:p>Beast Masters</text:p>
          </table:table-cell>
          <table:table-cell office:value-type="string" calcext:value-type="string">
            <text:p>Beast Mas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DRUID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ANIMAL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BEAST_LORD</text:p>
          </table:table-cell>
          <table:table-cell office:value-type="string" calcext:value-type="string">
            <text:p>Beast Lord</text:p>
          </table:table-cell>
          <table:table-cell office:value-type="string" calcext:value-type="string">
            <text:p>Beast Lords</text:p>
          </table:table-cell>
          <table:table-cell office:value-type="string" calcext:value-type="string">
            <text:p>Beast Lo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BEAST_MASTER:10</text:p>
          </table:table-cell>
          <table:table-cell office:value-type="string" calcext:value-type="string">
            <text:p>SHIFTER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ANIMAL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Shifters</text:p>
          </table:table-cell>
          <table:table-cell office:value-type="string" calcext:value-type="string">
            <text:p>Shif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BEAST_MASTER:10</text:p>
          </table:table-cell>
          <table:table-cell office:value-type="string" calcext:value-type="string">
            <text:p>BEAST_LORD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ANIMAL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nimists</text:p>
          </table:table-cell>
          <table:table-cell office:value-type="string" calcext:value-type="string">
            <text:p>Anim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DRUID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PLANT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rborists</text:p>
          </table:table-cell>
          <table:table-cell office:value-type="string" calcext:value-type="string">
            <text:p>Arbor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NIMIST:10</text:p>
          </table:table-cell>
          <table:table-cell office:value-type="string" calcext:value-type="string">
            <text:p>CULTIVATOR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PLAN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Cultivators</text:p>
          </table:table-cell>
          <table:table-cell office:value-type="string" calcext:value-type="string">
            <text:p>Cultiv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NIMIST:10</text:p>
          </table:table-cell>
          <table:table-cell office:value-type="string" calcext:value-type="string">
            <text:p>ARBORIST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PLAN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hamans</text:p>
          </table:table-cell>
          <table:table-cell office:value-type="string" calcext:value-type="string">
            <text:p>Sham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OVATE:10</text:p>
          </table:table-cell>
          <table:table-cell table:number-columns-repeated="4"/>
          <table:table-cell office:value-type="string" calcext:value-type="string">
            <text:p>WISDOM:250:300:350:400:450:500:550:600:650:700:750</text:p>
          </table:table-cell>
          <table:table-cell/>
          <table:table-cell office:value-type="string" calcext:value-type="string">
            <text:p>NATURE_SPELL_CASTING:2:2:2:2:2:3:3:3:3:3:4</text:p>
          </table:table-cell>
          <table:table-cell table:number-columns-repeated="2"/>
          <table:table-cell office:value-type="string" calcext:value-type="string">
            <text:p>WISDOM:1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ARTH_SHAPER</text:p>
          </table:table-cell>
          <table:table-cell office:value-type="string" calcext:value-type="string">
            <text:p>Earth Shaper</text:p>
          </table:table-cell>
          <table:table-cell office:value-type="string" calcext:value-type="string">
            <text:p>Earth Shapers</text:p>
          </table:table-cell>
          <table:table-cell office:value-type="string" calcext:value-type="string">
            <text:p>Earth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SHAMAN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EARTH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Geomancers</text:p>
          </table:table-cell>
          <table:table-cell office:value-type="string" calcext:value-type="string">
            <text:p>Ge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ARTH:10</text:p>
          </table:table-cell>
          <table:table-cell office:value-type="string" calcext:value-type="string">
            <text:p>XXXEARTHXXX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EARTH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EARTH_CALLER</text:p>
          </table:table-cell>
          <table:table-cell office:value-type="string" calcext:value-type="string">
            <text:p>Earth Caller</text:p>
          </table:table-cell>
          <table:table-cell office:value-type="string" calcext:value-type="string">
            <text:p>Earth Callers</text:p>
          </table:table-cell>
          <table:table-cell office:value-type="string" calcext:value-type="string">
            <text:p>Earth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ARTH:10</text:p>
          </table:table-cell>
          <table:table-cell office:value-type="string" calcext:value-type="string">
            <text:p>GEOMANCER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EARTH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SHAMAN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SPIRIT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Totemists</text:p>
          </table:table-cell>
          <table:table-cell office:value-type="string" calcext:value-type="string">
            <text:p>Totem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AGE:10</text:p>
          </table:table-cell>
          <table:table-cell office:value-type="string" calcext:value-type="string">
            <text:p>XXXSPIRITXXX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SPIRI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THEURGIST</text:p>
          </table:table-cell>
          <table:table-cell office:value-type="string" calcext:value-type="string">
            <text:p>Theurgist</text:p>
          </table:table-cell>
          <table:table-cell office:value-type="string" calcext:value-type="string">
            <text:p>Theurgists</text:p>
          </table:table-cell>
          <table:table-cell office:value-type="string" calcext:value-type="string">
            <text:p>Theurg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AGE:10</text:p>
          </table:table-cell>
          <table:table-cell office:value-type="string" calcext:value-type="string">
            <text:p>TOTEMIST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SPIRI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Mystics</text:p>
          </table:table-cell>
          <table:table-cell office:value-type="string" calcext:value-type="string">
            <text:p>Mysti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DRUID:10</text:p>
            <text:p>SHAMAN:10</text:p>
          </table:table-cell>
          <table:table-cell office:value-type="string" calcext:value-type="string">
            <text:p>BEAST_LORD:1</text:p>
            <text:p>SHIFTER:1</text:p>
            <text:p>CULTIVATOR:1</text:p>
            <text:p>ARBORIST:1</text:p>
            <text:p>XXXEARTHXXX:1</text:p>
            <text:p>GEOMANCER:1</text:p>
            <text:p>XXXSPIRITXXX:1</text:p>
            <text:p>TOTEMIST:1</text:p>
          </table:table-cell>
          <table:table-cell table:number-columns-repeated="3"/>
          <table:table-cell office:value-type="string" calcext:value-type="string">
            <text:p>WISDOM:900:1000:1100:1200:1300:1400:1500:1600:1700:1800:1900:2000</text:p>
          </table:table-cell>
          <table:table-cell/>
          <table:table-cell office:value-type="string" calcext:value-type="string">
            <text:p>NATURE_SPELL_CASTING:8:8:8:8:8:9:9:9:9:9:10</text:p>
          </table:table-cell>
          <table:table-cell table:number-columns-repeated="2"/>
          <table:table-cell office:value-type="string" calcext:value-type="string">
            <text:p>WISDOM: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rcanists</text:p>
          </table:table-cell>
          <table:table-cell office:value-type="string" calcext:value-type="string">
            <text:p>Arcanis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INTELLIGENCE:0:25:50:75:100:125:150:175:200:225:2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YSTIC:10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IME_MAGE</text:p>
          </table:table-cell>
          <table:table-cell office:value-type="string" calcext:value-type="string">
            <text:p>Time Mage</text:p>
          </table:table-cell>
          <table:table-cell office:value-type="string" calcext:value-type="string">
            <text:p>Time Mages</text:p>
          </table:table-cell>
          <table:table-cell office:value-type="string" calcext:value-type="string">
            <text:p>Time Mag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DIMENSIONAL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Chronomancers</text:p>
          </table:table-cell>
          <table:table-cell office:value-type="string" calcext:value-type="string">
            <text:p>Chron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TIME_MAGE:10</text:p>
          </table:table-cell>
          <table:table-cell office:value-type="string" calcext:value-type="string">
            <text:p>XXXTIME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MMONER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TIME_MAGE:10</text:p>
          </table:table-cell>
          <table:table-cell office:value-type="string" calcext:value-type="string">
            <text:p>CHRONOMANCER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AS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DIMENSIONAL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Displacers</text:p>
          </table:table-cell>
          <table:table-cell office:value-type="string" calcext:value-type="string">
            <text:p>Displa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SPACE:10</text:p>
          </table:table-cell>
          <table:table-cell office:value-type="string" calcext:value-type="string">
            <text:p>DISPLACER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UMMONER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SPACE:10</text:p>
          </table:table-cell>
          <table:table-cell office:value-type="string" calcext:value-type="string">
            <text:p>XXXSPACE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YSTIC:10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BAS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FIELDS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MANCER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FORCE:10</text:p>
          </table:table-cell>
          <table:table-cell office:value-type="string" calcext:value-type="string">
            <text:p>XXXFORCEXXY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SUMMONER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FORCE:10</text:p>
          </table:table-cell>
          <table:table-cell office:value-type="string" calcext:value-type="string">
            <text:p>XXXFORCE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ENERG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FIELDS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NCER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NERGY:10</text:p>
          </table:table-cell>
          <table:table-cell office:value-type="string" calcext:value-type="string">
            <text:p>XXXENERGYXXY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UMMONER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NERGY:10</text:p>
          </table:table-cell>
          <table:table-cell office:value-type="string" calcext:value-type="string">
            <text:p>XXXENERGY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erics</text:p>
          </table:table-cell>
          <table:table-cell office:value-type="string" calcext:value-type="string">
            <text:p>Cleric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FAITH:0:25:50:75:100:125:150:175:200:225:2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s</text:p>
          </table:table-cell>
          <table:table-cell office:value-type="string" calcext:value-type="string">
            <text:p>Prie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CLERIC:10</text:p>
          </table:table-cell>
          <table:table-cell office:value-type="string" calcext:value-type="string">
            <text:p>RITUALIST:1</text:p>
          </table:table-cell>
          <table:table-cell table:number-columns-repeated="3"/>
          <table:table-cell office:value-type="string" calcext:value-type="string">
            <text:p>FAITH:250:300:350:400:450:500:550:600:650:700:75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LI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ishops</text:p>
          </table:table-cell>
          <table:table-cell office:value-type="string" calcext:value-type="string">
            <text:p>Bis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PRIEST:10</text:p>
          </table:table-cell>
          <table:table-cell office:value-type="string" calcext:value-type="string">
            <text:p>DIVINER:1</text:p>
            <text:p>BIOMANCER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LIGHT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Diviners</text:p>
          </table:table-cell>
          <table:table-cell office:value-type="string" calcext:value-type="string">
            <text:p>Divin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PRIEST:10</text:p>
          </table:table-cell>
          <table:table-cell office:value-type="string" calcext:value-type="string">
            <text:p>BISHOP:1</text:p>
            <text:p>BIOMANCER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LIGHT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Biomancers</text:p>
          </table:table-cell>
          <table:table-cell office:value-type="string" calcext:value-type="string">
            <text:p>Bi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PRIEST:10</text:p>
          </table:table-cell>
          <table:table-cell office:value-type="string" calcext:value-type="string">
            <text:p>DIVINER:1</text:p>
            <text:p>BISHOP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Occultists</text:p>
          </table:table-cell>
          <table:table-cell office:value-type="string" calcext:value-type="string">
            <text:p>Occult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CLERIC:10</text:p>
          </table:table-cell>
          <table:table-cell office:value-type="string" calcext:value-type="string">
            <text:p>RITUALIST:1</text:p>
          </table:table-cell>
          <table:table-cell table:number-columns-repeated="3"/>
          <table:table-cell office:value-type="string" calcext:value-type="string">
            <text:p>FAITH:250:300:350:400:450:500:550:600:650:700:75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DARK</text:p>
          </table:table-cell>
          <table:table-cell office:value-type="string" calcext:value-type="string">
            <text:p>BAS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OCCULTIST:10</text:p>
          </table:table-cell>
          <table:table-cell office:value-type="string" calcext:value-type="string">
            <text:p>DIVINER:1</text:p>
            <text:p>BISHOP:1</text:p>
            <text:p>HARBRINGER:1</text:p>
            <text:p>NECROMANCER:1</text:p>
            <text:p>BIOMANCER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DARK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Harbringers</text:p>
          </table:table-cell>
          <table:table-cell office:value-type="string" calcext:value-type="string">
            <text:p>Harbring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OCCULTIST:10</text:p>
          </table:table-cell>
          <table:table-cell office:value-type="string" calcext:value-type="string">
            <text:p>DIVINER:1</text:p>
            <text:p>BISHOP:1</text:p>
            <text:p>BIOMANC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DARK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Necromancers</text:p>
          </table:table-cell>
          <table:table-cell office:value-type="string" calcext:value-type="string">
            <text:p>Necr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OCCULTIST:10</text:p>
          </table:table-cell>
          <table:table-cell office:value-type="string" calcext:value-type="string">
            <text:p>DIVINER:1</text:p>
            <text:p>BISHOP:1</text:p>
            <text:p>HARBRINGER:1</text:p>
            <text:p>BI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Ritualists</text:p>
          </table:table-cell>
          <table:table-cell office:value-type="string" calcext:value-type="string">
            <text:p>Ritual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CLERIC:10</text:p>
          </table:table-cell>
          <table:table-cell office:value-type="string" calcext:value-type="string">
            <text:p>PRIEST:1</text:p>
            <text:p>OCCULTIST:1</text:p>
          </table:table-cell>
          <table:table-cell table:number-columns-repeated="3"/>
          <table:table-cell office:value-type="string" calcext:value-type="string">
            <text:p>FAITH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RITUALIST:10</text:p>
          </table:table-cell>
          <table:table-cell office:value-type="string" calcext:value-type="string">
            <text:p>XXXSHADOWXXY:1</text:p>
            <text:p>SHADOWMANCER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SHADOW</text:p>
          </table:table-cell>
          <table:table-cell office:value-type="string" calcext:value-type="string">
            <text:p>SUMMONER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RITUALIST:10</text:p>
          </table:table-cell>
          <table:table-cell office:value-type="string" calcext:value-type="string">
            <text:p>XXXSHADOWXXX:1</text:p>
            <text:p>SHADOWMANCER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SHADOW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Shadowmancers</text:p>
          </table:table-cell>
          <table:table-cell office:value-type="string" calcext:value-type="string">
            <text:p>Shadow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RITUALIST:10</text:p>
          </table:table-cell>
          <table:table-cell office:value-type="string" calcext:value-type="string">
            <text:p>XXXSHADOWXXX:1</text:p>
            <text:p>XXXSHADOWXXY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Oracles</text:p>
          </table:table-cell>
          <table:table-cell office:value-type="string" calcext:value-type="string">
            <text:p>Orac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PRIEST:10</text:p>
            <text:p>OCCULTIST:10</text:p>
          </table:table-cell>
          <table:table-cell office:value-type="string" calcext:value-type="string">
            <text:p>DIVINER:1</text:p>
            <text:p>BISHOP:1</text:p>
            <text:p>BIOMANCER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900:1000:1100:1200:1300:1400:1500:1600:1700:1800:1900:2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Elementalists</text:p>
          </table:table-cell>
          <table:table-cell office:value-type="string" calcext:value-type="string">
            <text:p>Elementalis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WILLPOWER:0:25:50:75:100:125:150:175:200:225:2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NORTH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ETAL_SHAPER</text:p>
          </table:table-cell>
          <table:table-cell office:value-type="string" calcext:value-type="string">
            <text:p>Metal Shaper</text:p>
          </table:table-cell>
          <table:table-cell office:value-type="string" calcext:value-type="string">
            <text:p>Metal Shapers</text:p>
          </table:table-cell>
          <table:table-cell office:value-type="string" calcext:value-type="string">
            <text:p>Metal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NORTH:10</text:p>
          </table:table-cell>
          <table:table-cell office:value-type="string" calcext:value-type="string">
            <text:p>CRYSTAL_SHAPER:1</text:p>
            <text:p>ICE_SHAPER:1</text:p>
            <text:p>STORM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METALLOMANCER</text:p>
          </table:table-cell>
          <table:table-cell office:value-type="string" calcext:value-type="string">
            <text:p>Metallomancer</text:p>
          </table:table-cell>
          <table:table-cell office:value-type="string" calcext:value-type="string">
            <text:p>Metallomancers</text:p>
          </table:table-cell>
          <table:table-cell office:value-type="string" calcext:value-type="string">
            <text:p>Metall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METAL_SHAPER:10</text:p>
          </table:table-cell>
          <table:table-cell office:value-type="string" calcext:value-type="string">
            <text:p>METAL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METAL_CALLER</text:p>
          </table:table-cell>
          <table:table-cell office:value-type="string" calcext:value-type="string">
            <text:p>Metal Caller</text:p>
          </table:table-cell>
          <table:table-cell office:value-type="string" calcext:value-type="string">
            <text:p>Metal Callers</text:p>
          </table:table-cell>
          <table:table-cell office:value-type="string" calcext:value-type="string">
            <text:p>Metal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METAL_SHAPER:10</text:p>
          </table:table-cell>
          <table:table-cell office:value-type="string" calcext:value-type="string">
            <text:p>METALL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EAST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RYSTAL_SHAPER</text:p>
          </table:table-cell>
          <table:table-cell office:value-type="string" calcext:value-type="string">
            <text:p>Crystal Shaper</text:p>
          </table:table-cell>
          <table:table-cell office:value-type="string" calcext:value-type="string">
            <text:p>Crystal Shapers</text:p>
          </table:table-cell>
          <table:table-cell office:value-type="string" calcext:value-type="string">
            <text:p>Crystal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EAST:10</text:p>
          </table:table-cell>
          <table:table-cell office:value-type="string" calcext:value-type="string">
            <text:p>METAL_SHAPER:1</text:p>
            <text:p>ICE_SHAPER:1</text:p>
            <text:p>STORM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RYSTALMANCER</text:p>
          </table:table-cell>
          <table:table-cell office:value-type="string" calcext:value-type="string">
            <text:p>Crystalmancer</text:p>
          </table:table-cell>
          <table:table-cell office:value-type="string" calcext:value-type="string">
            <text:p>Crystalmancers</text:p>
          </table:table-cell>
          <table:table-cell office:value-type="string" calcext:value-type="string">
            <text:p>Crystal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CRYSTAL_SHAPER:10</text:p>
          </table:table-cell>
          <table:table-cell office:value-type="string" calcext:value-type="string">
            <text:p>CRYSTAL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CRYSTAL_CALLER</text:p>
          </table:table-cell>
          <table:table-cell office:value-type="string" calcext:value-type="string">
            <text:p>Crystal Caller</text:p>
          </table:table-cell>
          <table:table-cell office:value-type="string" calcext:value-type="string">
            <text:p>Crystal Callers</text:p>
          </table:table-cell>
          <table:table-cell office:value-type="string" calcext:value-type="string">
            <text:p>Crystal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CRYSTAL_SHAPER:10</text:p>
          </table:table-cell>
          <table:table-cell office:value-type="string" calcext:value-type="string">
            <text:p>CRYSTAL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SOUTH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CE_SHAPER</text:p>
          </table:table-cell>
          <table:table-cell office:value-type="string" calcext:value-type="string">
            <text:p>Ice Shaper</text:p>
          </table:table-cell>
          <table:table-cell office:value-type="string" calcext:value-type="string">
            <text:p>Ice Shapers</text:p>
          </table:table-cell>
          <table:table-cell office:value-type="string" calcext:value-type="string">
            <text:p>Ice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SOUTH:10</text:p>
          </table:table-cell>
          <table:table-cell office:value-type="string" calcext:value-type="string">
            <text:p>CRYSTAL_SHAPER:1</text:p>
            <text:p>METAL_SHAPER:1</text:p>
            <text:p>STORM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RYOMANCER</text:p>
          </table:table-cell>
          <table:table-cell office:value-type="string" calcext:value-type="string">
            <text:p>Cryomancer</text:p>
          </table:table-cell>
          <table:table-cell office:value-type="string" calcext:value-type="string">
            <text:p>Cryomancers</text:p>
          </table:table-cell>
          <table:table-cell office:value-type="string" calcext:value-type="string">
            <text:p>Cry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ICE_SHAPER:10</text:p>
          </table:table-cell>
          <table:table-cell office:value-type="string" calcext:value-type="string">
            <text:p>ICE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ICE_CALLER</text:p>
          </table:table-cell>
          <table:table-cell office:value-type="string" calcext:value-type="string">
            <text:p>Ice Caller</text:p>
          </table:table-cell>
          <table:table-cell office:value-type="string" calcext:value-type="string">
            <text:p>Ice Callers</text:p>
          </table:table-cell>
          <table:table-cell office:value-type="string" calcext:value-type="string">
            <text:p>Ice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ICE_SHAPER:10</text:p>
          </table:table-cell>
          <table:table-cell office:value-type="string" calcext:value-type="string">
            <text:p>CRY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WEST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RM_SHAPER</text:p>
          </table:table-cell>
          <table:table-cell office:value-type="string" calcext:value-type="string">
            <text:p>Storm Shaper</text:p>
          </table:table-cell>
          <table:table-cell office:value-type="string" calcext:value-type="string">
            <text:p>Storm Shapers</text:p>
          </table:table-cell>
          <table:table-cell office:value-type="string" calcext:value-type="string">
            <text:p>Storm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WEST:10</text:p>
          </table:table-cell>
          <table:table-cell office:value-type="string" calcext:value-type="string">
            <text:p>CRYSTAL_SHAPER:1</text:p>
            <text:p>ICE_SHAPER:1</text:p>
            <text:p>METAL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TORMRMANCER</text:p>
          </table:table-cell>
          <table:table-cell office:value-type="string" calcext:value-type="string">
            <text:p>Stormrmancer</text:p>
          </table:table-cell>
          <table:table-cell office:value-type="string" calcext:value-type="string">
            <text:p>Stormrmancers</text:p>
          </table:table-cell>
          <table:table-cell office:value-type="string" calcext:value-type="string">
            <text:p>Stormr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RM_SHAPER:10</text:p>
          </table:table-cell>
          <table:table-cell office:value-type="string" calcext:value-type="string">
            <text:p>STORM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TORM_CALLER</text:p>
          </table:table-cell>
          <table:table-cell office:value-type="string" calcext:value-type="string">
            <text:p>Storm Caller</text:p>
          </table:table-cell>
          <table:table-cell office:value-type="string" calcext:value-type="string">
            <text:p>Storm Callers</text:p>
          </table:table-cell>
          <table:table-cell office:value-type="string" calcext:value-type="string">
            <text:p>Storm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RM_SHAPER:10</text:p>
          </table:table-cell>
          <table:table-cell office:value-type="string" calcext:value-type="string">
            <text:p>STORMR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FIRE_SHAPER</text:p>
          </table:table-cell>
          <table:table-cell office:value-type="string" calcext:value-type="string">
            <text:p>Fire Shaper</text:p>
          </table:table-cell>
          <table:table-cell office:value-type="string" calcext:value-type="string">
            <text:p>Fire Shapers</text:p>
          </table:table-cell>
          <table:table-cell office:value-type="string" calcext:value-type="string">
            <text:p>Fire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NORTH:10</text:p>
            <text:p>XXXWEST:10</text:p>
          </table:table-cell>
          <table:table-cell office:value-type="string" calcext:value-type="string">
            <text:p>WATER_SHAPER:1</text:p>
            <text:p>AIR_SHAPER:1</text:p>
            <text:p>STON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Pyromancers</text:p>
          </table:table-cell>
          <table:table-cell office:value-type="string" calcext:value-type="string">
            <text:p>Pyr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FIRE_SHAPER:10</text:p>
          </table:table-cell>
          <table:table-cell office:value-type="string" calcext:value-type="string">
            <text:p>FIRE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FIRE_CALLER</text:p>
          </table:table-cell>
          <table:table-cell office:value-type="string" calcext:value-type="string">
            <text:p>Fire Caller</text:p>
          </table:table-cell>
          <table:table-cell office:value-type="string" calcext:value-type="string">
            <text:p>Fire Callers</text:p>
          </table:table-cell>
          <table:table-cell office:value-type="string" calcext:value-type="string">
            <text:p>Fire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FIRE_SHAPER:10</text:p>
          </table:table-cell>
          <table:table-cell office:value-type="string" calcext:value-type="string">
            <text:p>PYR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ATER_SHAPER</text:p>
          </table:table-cell>
          <table:table-cell office:value-type="string" calcext:value-type="string">
            <text:p>Water Shaper</text:p>
          </table:table-cell>
          <table:table-cell office:value-type="string" calcext:value-type="string">
            <text:p>Water Shapers</text:p>
          </table:table-cell>
          <table:table-cell office:value-type="string" calcext:value-type="string">
            <text:p>Water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EAST:10</text:p>
            <text:p>XXXSOUTH:10</text:p>
          </table:table-cell>
          <table:table-cell office:value-type="string" calcext:value-type="string">
            <text:p>FIRE_SHAPER:1</text:p>
            <text:p>AIR_SHAPER:1</text:p>
            <text:p>STON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Hydromancers</text:p>
          </table:table-cell>
          <table:table-cell office:value-type="string" calcext:value-type="string">
            <text:p>Hydr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WATER_SHAPER:10</text:p>
          </table:table-cell>
          <table:table-cell office:value-type="string" calcext:value-type="string">
            <text:p>WATER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WATER_CALLER</text:p>
          </table:table-cell>
          <table:table-cell office:value-type="string" calcext:value-type="string">
            <text:p>Water Caller</text:p>
          </table:table-cell>
          <table:table-cell office:value-type="string" calcext:value-type="string">
            <text:p>Water Callers</text:p>
          </table:table-cell>
          <table:table-cell office:value-type="string" calcext:value-type="string">
            <text:p>Water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WATER_SHAPER:10</text:p>
          </table:table-cell>
          <table:table-cell office:value-type="string" calcext:value-type="string">
            <text:p>HYDR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NE_SHAPER</text:p>
          </table:table-cell>
          <table:table-cell office:value-type="string" calcext:value-type="string">
            <text:p>Stone Shaper</text:p>
          </table:table-cell>
          <table:table-cell office:value-type="string" calcext:value-type="string">
            <text:p>Stone Shapers</text:p>
          </table:table-cell>
          <table:table-cell office:value-type="string" calcext:value-type="string">
            <text:p>Stone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NORTH:10</text:p>
            <text:p>XXXEAST:10</text:p>
          </table:table-cell>
          <table:table-cell office:value-type="string" calcext:value-type="string">
            <text:p>WATER_SHAPER:1</text:p>
            <text:p>AIR_SHAPER:1</text:p>
            <text:p>FIR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Lithomancers</text:p>
          </table:table-cell>
          <table:table-cell office:value-type="string" calcext:value-type="string">
            <text:p>Lith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NE_SHAPER:10</text:p>
          </table:table-cell>
          <table:table-cell office:value-type="string" calcext:value-type="string">
            <text:p>STONE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TONE_CALLER</text:p>
          </table:table-cell>
          <table:table-cell office:value-type="string" calcext:value-type="string">
            <text:p>Stone Caller</text:p>
          </table:table-cell>
          <table:table-cell office:value-type="string" calcext:value-type="string">
            <text:p>Stone Callers</text:p>
          </table:table-cell>
          <table:table-cell office:value-type="string" calcext:value-type="string">
            <text:p>Stone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NE_SHAPER:10</text:p>
          </table:table-cell>
          <table:table-cell office:value-type="string" calcext:value-type="string">
            <text:p>LITH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IR_SHAPER</text:p>
          </table:table-cell>
          <table:table-cell office:value-type="string" calcext:value-type="string">
            <text:p>Air Shaper</text:p>
          </table:table-cell>
          <table:table-cell office:value-type="string" calcext:value-type="string">
            <text:p>Air Shapers</text:p>
          </table:table-cell>
          <table:table-cell office:value-type="string" calcext:value-type="string">
            <text:p>Air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SOUTH:10</text:p>
            <text:p>XXXWEST:10</text:p>
          </table:table-cell>
          <table:table-cell office:value-type="string" calcext:value-type="string">
            <text:p>WATER_SHAPER:1</text:p>
            <text:p>FIRE_SHAPER:1</text:p>
            <text:p>STON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eromancers</text:p>
          </table:table-cell>
          <table:table-cell office:value-type="string" calcext:value-type="string">
            <text:p>Aer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IR_SHAPER:10</text:p>
          </table:table-cell>
          <table:table-cell office:value-type="string" calcext:value-type="string">
            <text:p>AIR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AIR_CALLER</text:p>
          </table:table-cell>
          <table:table-cell office:value-type="string" calcext:value-type="string">
            <text:p>Air Caller</text:p>
          </table:table-cell>
          <table:table-cell office:value-type="string" calcext:value-type="string">
            <text:p>Air Callers</text:p>
          </table:table-cell>
          <table:table-cell office:value-type="string" calcext:value-type="string">
            <text:p>Air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IR_SHAPER:10</text:p>
          </table:table-cell>
          <table:table-cell office:value-type="string" calcext:value-type="string">
            <text:p>AER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Mentalists</text:p>
          </table:table-cell>
          <table:table-cell office:value-type="string" calcext:value-type="string">
            <text:p>Mentalis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Illusionists</text:p>
          </table:table-cell>
          <table:table-cell office:value-type="string" calcext:value-type="string">
            <text:p>Illusion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ENTALIST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ENTALIST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Psions</text:p>
          </table:table-cell>
          <table:table-cell office:value-type="string" calcext:value-type="string">
            <text:p>Psi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ENTALIST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OOD_SHAPER</text:p>
          </table:table-cell>
          <table:table-cell office:value-type="string" calcext:value-type="string">
            <text:p>Blood Shaper</text:p>
          </table:table-cell>
          <table:table-cell office:value-type="string" calcext:value-type="string">
            <text:p>Blood Shapers</text:p>
          </table:table-cell>
          <table:table-cell office:value-type="string" calcext:value-type="string">
            <text:p>Blood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XXXBODY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NE_SHAPER</text:p>
          </table:table-cell>
          <table:table-cell office:value-type="string" calcext:value-type="string">
            <text:p>Bone Shaper</text:p>
          </table:table-cell>
          <table:table-cell office:value-type="string" calcext:value-type="string">
            <text:p>Bone Shapers</text:p>
          </table:table-cell>
          <table:table-cell office:value-type="string" calcext:value-type="string">
            <text:p>Bone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XXXBODY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ORGA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XXXBODY: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DIV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Warlocks</text:p>
          </table:table-cell>
          <table:table-cell office:value-type="string" calcext:value-type="string">
            <text:p>Warloc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TIME_MAGE:5</text:p>
            <text:p>OCCULTIST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FAITH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DIV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HANNELER</text:p>
          </table:table-cell>
          <table:table-cell office:value-type="string" calcext:value-type="string">
            <text:p>Channeler</text:p>
          </table:table-cell>
          <table:table-cell office:value-type="string" calcext:value-type="string">
            <text:p>Channelers</text:p>
          </table:table-cell>
          <table:table-cell office:value-type="string" calcext:value-type="string">
            <text:p>Channe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SPACE:5</text:p>
            <text:p>PRIEST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FAITH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EL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GUS</text:p>
          </table:table-cell>
          <table:table-cell office:value-type="string" calcext:value-type="string">
            <text:p>Magus</text:p>
          </table:table-cell>
          <table:table-cell office:value-type="string" calcext:value-type="string">
            <text:p>Magi</text:p>
          </table:table-cell>
          <table:table-cell office:value-type="string" calcext:value-type="string">
            <text:p>Mag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FORCE:5</text:p>
            <text:p>WATER_SHAPER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WILLPOWER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E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C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ENERGY:5</text:p>
            <text:p>ICE_SHAPER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WILLPOWER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NA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FILER</text:p>
          </table:table-cell>
          <table:table-cell office:value-type="string" calcext:value-type="string">
            <text:p>Defiler</text:p>
          </table:table-cell>
          <table:table-cell office:value-type="string" calcext:value-type="string">
            <text:p>Defilers</text:p>
          </table:table-cell>
          <table:table-cell office:value-type="string" calcext:value-type="string">
            <text:p>Defi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OCCULTIST:5</text:p>
            <text:p>DRUID:10</text:p>
          </table:table-cell>
          <table:table-cell table:number-columns-repeated="4"/>
          <table:table-cell office:value-type="string" calcext:value-type="string">
            <text:p>FAITH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NA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Keepers</text:p>
          </table:table-cell>
          <table:table-cell office:value-type="string" calcext:value-type="string">
            <text:p>Kee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PRIEST:5</text:p>
            <text:p>DRUID:10</text:p>
          </table:table-cell>
          <table:table-cell table:number-columns-repeated="4"/>
          <table:table-cell office:value-type="string" calcext:value-type="string">
            <text:p>FAITH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+NA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_MASTER</text:p>
          </table:table-cell>
          <table:table-cell office:value-type="string" calcext:value-type="string">
            <text:p>Earth Master</text:p>
          </table:table-cell>
          <table:table-cell office:value-type="string" calcext:value-type="string">
            <text:p>Earth Masters</text:p>
          </table:table-cell>
          <table:table-cell office:value-type="string" calcext:value-type="string">
            <text:p>Earth Mas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EARTH:5</text:p>
            <text:p>STONE_SHAPER:5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+NA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rchons</text:p>
          </table:table-cell>
          <table:table-cell office:value-type="string" calcext:value-type="string">
            <text:p>Arch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SAGE:5</text:p>
            <text:p>STORM_SHAPER:5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EL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OLY_MAGE</text:p>
          </table:table-cell>
          <table:table-cell office:value-type="string" calcext:value-type="string">
            <text:p>Holy Mage</text:p>
          </table:table-cell>
          <table:table-cell office:value-type="string" calcext:value-type="string">
            <text:p>Holy Mages</text:p>
          </table:table-cell>
          <table:table-cell office:value-type="string" calcext:value-type="string">
            <text:p>Holy Mag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PRIEST:10</text:p>
            <text:p>FIRE_SHAPER:5</text:p>
          </table:table-cell>
          <table:table-cell table:number-columns-repeated="4"/>
          <table:table-cell office:value-type="string" calcext:value-type="string">
            <text:p>FAITH:250:300:350:400:450:500:550:600:650:700:750</text:p>
            <text:p>WILLPOWER:250:300:350:400:450:500:550:600:650:700:750</text:p>
          </table:table-cell>
          <table:table-cell table:number-columns-repeated="1006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ed" table:style-name="ta1">
        <table:table-column table:style-name="co37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"/>
        <table:table-column table:style-name="co10" table:number-columns-repeated="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table:style-name="Default"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LEMENTAL_ARCHER</text:p>
          </table:table-cell>
          <table:table-cell office:value-type="string" calcext:value-type="string">
            <text:p>Elemental Archer</text:p>
          </table:table-cell>
          <table:table-cell office:value-type="string" calcext:value-type="string">
            <text:p>Elemental Archers</text:p>
          </table:table-cell>
          <table:table-cell office:value-type="string" calcext:value-type="string">
            <text:p>Elemental Arch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rsairs</text:p>
          </table:table-cell>
          <table:table-cell office:value-type="string" calcext:value-type="string">
            <text:p>Corsai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ELEMENTAL_SCOUNDREL</text:p>
          </table:table-cell>
          <table:table-cell office:value-type="string" calcext:value-type="string">
            <text:p>Elemental Scoundrel</text:p>
          </table:table-cell>
          <table:table-cell office:value-type="string" calcext:value-type="string">
            <text:p>Elemental Scoundrels</text:p>
          </table:table-cell>
          <table:table-cell office:value-type="string" calcext:value-type="string">
            <text:p>Elemental Scoundr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ELDRITCH_SHADOW</text:p>
          </table:table-cell>
          <table:table-cell office:value-type="string" calcext:value-type="string">
            <text:p>Eldritch Shadow</text:p>
          </table:table-cell>
          <table:table-cell office:value-type="string" calcext:value-type="string">
            <text:p>Eldritch Shadows</text:p>
          </table:table-cell>
          <table:table-cell office:value-type="string" calcext:value-type="string">
            <text:p>Eldritch Shad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LDRITCH_KNIGHT</text:p>
          </table:table-cell>
          <table:table-cell office:value-type="string" calcext:value-type="string">
            <text:p>Eldritch Knight</text:p>
          </table:table-cell>
          <table:table-cell office:value-type="string" calcext:value-type="string">
            <text:p>Eldritch Knights</text:p>
          </table:table-cell>
          <table:table-cell office:value-type="string" calcext:value-type="string">
            <text:p>Eldritch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ELDRITCH_SENTINEL</text:p>
          </table:table-cell>
          <table:table-cell office:value-type="string" calcext:value-type="string">
            <text:p>Eldritch Sentinel</text:p>
          </table:table-cell>
          <table:table-cell office:value-type="string" calcext:value-type="string">
            <text:p>Eldritch Sentinels</text:p>
          </table:table-cell>
          <table:table-cell office:value-type="string" calcext:value-type="string">
            <text:p>Eldritch Sentin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ELEMENTAL_FIST</text:p>
          </table:table-cell>
          <table:table-cell office:value-type="string" calcext:value-type="string">
            <text:p>Elemental Fist</text:p>
          </table:table-cell>
          <table:table-cell office:value-type="string" calcext:value-type="string">
            <text:p>Elemental Fists</text:p>
          </table:table-cell>
          <table:table-cell office:value-type="string" calcext:value-type="string">
            <text:p>Elemental F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ELDRITCH_BLADE</text:p>
          </table:table-cell>
          <table:table-cell office:value-type="string" calcext:value-type="string">
            <text:p>Eldritch Blade</text:p>
          </table:table-cell>
          <table:table-cell office:value-type="string" calcext:value-type="string">
            <text:p>Eldritch Blades</text:p>
          </table:table-cell>
          <table:table-cell office:value-type="string" calcext:value-type="string">
            <text:p>Eldritch 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RCANE_ARCHER</text:p>
          </table:table-cell>
          <table:table-cell office:value-type="string" calcext:value-type="string">
            <text:p>Arcane Archer</text:p>
          </table:table-cell>
          <table:table-cell office:value-type="string" calcext:value-type="string">
            <text:p>Arcane Archers</text:p>
          </table:table-cell>
          <table:table-cell office:value-type="string" calcext:value-type="string">
            <text:p>Arcane Arch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EED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Hoodwinks</text:p>
          </table:table-cell>
          <table:table-cell office:value-type="string" calcext:value-type="string">
            <text:p>Hoodwin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PELL_KILLER</text:p>
          </table:table-cell>
          <table:table-cell office:value-type="string" calcext:value-type="string">
            <text:p>Spell Killer</text:p>
          </table:table-cell>
          <table:table-cell office:value-type="string" calcext:value-type="string">
            <text:p>Spell Killers</text:p>
          </table:table-cell>
          <table:table-cell office:value-type="string" calcext:value-type="string">
            <text:p>Spell Ki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GIC_KNIGHT</text:p>
          </table:table-cell>
          <table:table-cell office:value-type="string" calcext:value-type="string">
            <text:p>Magic Knight</text:p>
          </table:table-cell>
          <table:table-cell office:value-type="string" calcext:value-type="string">
            <text:p>Magic Knights</text:p>
          </table:table-cell>
          <table:table-cell office:value-type="string" calcext:value-type="string">
            <text:p>Magic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RCANE_DEFENDER</text:p>
          </table:table-cell>
          <table:table-cell office:value-type="string" calcext:value-type="string">
            <text:p>Arcane Defender</text:p>
          </table:table-cell>
          <table:table-cell office:value-type="string" calcext:value-type="string">
            <text:p>Arcane Defenders</text:p>
          </table:table-cell>
          <table:table-cell office:value-type="string" calcext:value-type="string">
            <text:p>Arcane Defend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RCANE_FIST</text:p>
          </table:table-cell>
          <table:table-cell office:value-type="string" calcext:value-type="string">
            <text:p>Arcane Fist</text:p>
          </table:table-cell>
          <table:table-cell office:value-type="string" calcext:value-type="string">
            <text:p>Arcane Fists</text:p>
          </table:table-cell>
          <table:table-cell office:value-type="string" calcext:value-type="string">
            <text:p>Arcane F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IME_BLADE</text:p>
          </table:table-cell>
          <table:table-cell office:value-type="string" calcext:value-type="string">
            <text:p>Time Blade</text:p>
          </table:table-cell>
          <table:table-cell office:value-type="string" calcext:value-type="string">
            <text:p>Time Blades</text:p>
          </table:table-cell>
          <table:table-cell office:value-type="string" calcext:value-type="string">
            <text:p>Time 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HADOW_HUNTER</text:p>
          </table:table-cell>
          <table:table-cell office:value-type="string" calcext:value-type="string">
            <text:p>Shadow Hunter</text:p>
          </table:table-cell>
          <table:table-cell office:value-type="string" calcext:value-type="string">
            <text:p>Shadow Hunters</text:p>
          </table:table-cell>
          <table:table-cell office:value-type="string" calcext:value-type="string">
            <text:p>Shadow Hun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ED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Inquisitors</text:p>
          </table:table-cell>
          <table:table-cell office:value-type="string" calcext:value-type="string">
            <text:p>Inquisi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hades</text:p>
          </table:table-cell>
          <table:table-cell office:value-type="string" calcext:value-type="string">
            <text:p>Sh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DEATH_KNIGHT</text:p>
          </table:table-cell>
          <table:table-cell office:value-type="string" calcext:value-type="string">
            <text:p>Death Knight</text:p>
          </table:table-cell>
          <table:table-cell office:value-type="string" calcext:value-type="string">
            <text:p>Death Knights</text:p>
          </table:table-cell>
          <table:table-cell office:value-type="string" calcext:value-type="string">
            <text:p>Death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Paladins</text:p>
          </table:table-cell>
          <table:table-cell office:value-type="string" calcext:value-type="string">
            <text:p>Paladi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UN_WEAVER</text:p>
          </table:table-cell>
          <table:table-cell office:value-type="string" calcext:value-type="string">
            <text:p>Sun Weaver</text:p>
          </table:table-cell>
          <table:table-cell office:value-type="string" calcext:value-type="string">
            <text:p>Sun Weavers</text:p>
          </table:table-cell>
          <table:table-cell office:value-type="string" calcext:value-type="string">
            <text:p>Sun Weav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ADOW_BLADE</text:p>
          </table:table-cell>
          <table:table-cell office:value-type="string" calcext:value-type="string">
            <text:p>Shadow Blade</text:p>
          </table:table-cell>
          <table:table-cell office:value-type="string" calcext:value-type="string">
            <text:p>Shadow Blades</text:p>
          </table:table-cell>
          <table:table-cell office:value-type="string" calcext:value-type="string">
            <text:p>Shadow 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THEREAL_HUNTER</text:p>
          </table:table-cell>
          <table:table-cell office:value-type="string" calcext:value-type="string">
            <text:p>Ethereal Hunter</text:p>
          </table:table-cell>
          <table:table-cell office:value-type="string" calcext:value-type="string">
            <text:p>Ethereal Hunters</text:p>
          </table:table-cell>
          <table:table-cell office:value-type="string" calcext:value-type="string">
            <text:p>Ethereal Hun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triders</text:p>
          </table:table-cell>
          <table:table-cell office:value-type="string" calcext:value-type="string">
            <text:p>Strid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s</text:p>
          </table:table-cell>
          <table:table-cell office:value-type="string" calcext:value-type="string">
            <text:p>B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Dervishes</text:p>
          </table:table-cell>
          <table:table-cell office:value-type="string" calcext:value-type="string">
            <text:p>Dervis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FEY_KNIGHT</text:p>
          </table:table-cell>
          <table:table-cell office:value-type="string" calcext:value-type="string">
            <text:p>Fey Knight</text:p>
          </table:table-cell>
          <table:table-cell office:value-type="string" calcext:value-type="string">
            <text:p>Fey Knights</text:p>
          </table:table-cell>
          <table:table-cell office:value-type="string" calcext:value-type="string">
            <text:p>Fey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LADE_GUARDIAN</text:p>
          </table:table-cell>
          <table:table-cell office:value-type="string" calcext:value-type="string">
            <text:p>Glade Guardian</text:p>
          </table:table-cell>
          <table:table-cell office:value-type="string" calcext:value-type="string">
            <text:p>Glade Guardians</text:p>
          </table:table-cell>
          <table:table-cell office:value-type="string" calcext:value-type="string">
            <text:p>Glade Guard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WAR_SHAPER</text:p>
          </table:table-cell>
          <table:table-cell office:value-type="string" calcext:value-type="string">
            <text:p>War Shaper</text:p>
          </table:table-cell>
          <table:table-cell office:value-type="string" calcext:value-type="string">
            <text:p>War Shapers</text:p>
          </table:table-cell>
          <table:table-cell office:value-type="string" calcext:value-type="string">
            <text:p>War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IND_HUNTER</text:p>
          </table:table-cell>
          <table:table-cell office:value-type="string" calcext:value-type="string">
            <text:p>Mind Hunter</text:p>
          </table:table-cell>
          <table:table-cell office:value-type="string" calcext:value-type="string">
            <text:p>Mind Hunters</text:p>
          </table:table-cell>
          <table:table-cell office:value-type="string" calcext:value-type="string">
            <text:p>Mind Hun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PEED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Charmers</text:p>
          </table:table-cell>
          <table:table-cell office:value-type="string" calcext:value-type="string">
            <text:p>Charm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OUL_THEIF</text:p>
          </table:table-cell>
          <table:table-cell office:value-type="string" calcext:value-type="string">
            <text:p>Soul Thief</text:p>
          </table:table-cell>
          <table:table-cell office:value-type="string" calcext:value-type="string">
            <text:p>Soul Thieves</text:p>
          </table:table-cell>
          <table:table-cell office:value-type="string" calcext:value-type="string">
            <text:p>Soul Thie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PSI_KNIGHT</text:p>
          </table:table-cell>
          <table:table-cell office:value-type="string" calcext:value-type="string">
            <text:p>Psi Knight</text:p>
          </table:table-cell>
          <table:table-cell office:value-type="string" calcext:value-type="string">
            <text:p>Psi Knights</text:p>
          </table:table-cell>
          <table:table-cell office:value-type="string" calcext:value-type="string">
            <text:p>Psi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D_DEFENDER</text:p>
          </table:table-cell>
          <table:table-cell office:value-type="string" calcext:value-type="string">
            <text:p>Mind Defender</text:p>
          </table:table-cell>
          <table:table-cell office:value-type="string" calcext:value-type="string">
            <text:p>Mind Defenders</text:p>
          </table:table-cell>
          <table:table-cell office:value-type="string" calcext:value-type="string">
            <text:p>Mind Defend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Berserkers</text:p>
          </table:table-cell>
          <table:table-cell office:value-type="string" calcext:value-type="string">
            <text:p>Berserk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ILLUSORY_BLADE</text:p>
          </table:table-cell>
          <table:table-cell office:value-type="string" calcext:value-type="string">
            <text:p>Illusory Blade</text:p>
          </table:table-cell>
          <table:table-cell office:value-type="string" calcext:value-type="string">
            <text:p>Illusory Blades</text:p>
          </table:table-cell>
          <table:table-cell office:value-type="string" calcext:value-type="string">
            <text:p>Illusory 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ONE_ARCHER</text:p>
          </table:table-cell>
          <table:table-cell office:value-type="string" calcext:value-type="string">
            <text:p>Bone Archer</text:p>
          </table:table-cell>
          <table:table-cell office:value-type="string" calcext:value-type="string">
            <text:p>Bone Archers</text:p>
          </table:table-cell>
          <table:table-cell office:value-type="string" calcext:value-type="string">
            <text:p>Bone Arch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PEED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KILL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EALTH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LOOD_KNIGHT</text:p>
          </table:table-cell>
          <table:table-cell office:value-type="string" calcext:value-type="string">
            <text:p>Blood Knight</text:p>
          </table:table-cell>
          <table:table-cell office:value-type="string" calcext:value-type="string">
            <text:p>Blood Knights</text:p>
          </table:table-cell>
          <table:table-cell office:value-type="string" calcext:value-type="string">
            <text:p>Blood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ONE_VANGUARD</text:p>
          </table:table-cell>
          <table:table-cell office:value-type="string" calcext:value-type="string">
            <text:p>Bone Vanguard</text:p>
          </table:table-cell>
          <table:table-cell office:value-type="string" calcext:value-type="string">
            <text:p>Bone Vanguards</text:p>
          </table:table-cell>
          <table:table-cell office:value-type="string" calcext:value-type="string">
            <text:p>Bone Vangu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ELEE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EAPON</text:p>
          </table:table-cell>
          <table:table-cell/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80</text:p>
          </table:table-cell>
          <table:table-cell table:number-columns-repeated="20"/>
        </table:table-row>
      </table:table>
      <table:table table:name="Race" table:style-name="ta1">
        <table:table-column table:style-name="co54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55" table:default-cell-style-name="Default"/>
        <table:table-column table:style-name="co30" table:default-cell-style-name="Default"/>
        <table:table-column table:style-name="co56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59" table:number-columns-repeated="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ASHARI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SHARI</text:p>
          </table:table-cell>
          <table:table-cell office:value-type="string" calcext:value-type="string">
            <text:p>Ashari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COATL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COATL</text:p>
          </table:table-cell>
          <table:table-cell office:value-type="string" calcext:value-type="string">
            <text:p>Coat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HUMA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WAR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Dwarf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NOME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Gnom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OBLI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obli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EL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ORC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c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ROW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ROW</text:p>
          </table:table-cell>
          <table:table-cell office:value-type="string" calcext:value-type="string">
            <text:p>Drow</text:p>
          </table:table-cell>
          <table:table-cell table:number-columns-repeated="25"/>
        </table:table-row>
      </table:table>
      <table:table table:name="Profession" table:style-name="ta1">
        <table:table-column table:style-name="co1" table:number-columns-repeated="4" table:default-cell-style-name="Default"/>
        <table:table-column table:style-name="co30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CHEMIST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MECHANIST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NCHANTER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RUNESMITH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WEAPONSMITH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ARMORSMITH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NGINEER</text:p>
          </table:table-cell>
          <table:table-cell table:number-columns-repeated="22"/>
        </table:table-row>
      </table:table>
      <table:named-expressions/>
      <table:database-ranges>
        <table:database-range table:name="__Anonymous_Sheet_DB__1" table:target-range-address="List.A33:List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09:18:59.857618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24T15:20:14.999541366</dc:date>
    <dc:creator>Miles Engel</dc:creator>
    <meta:editing-duration>P5DT4H46M35S</meta:editing-duration>
    <meta:editing-cycles>44</meta:editing-cycles>
    <meta:generator>LibreOffice/4.3.7.2$Linux_X86_64 LibreOffice_project/430$Build-2</meta:generator>
    <meta:document-statistic meta:table-count="7" meta:cell-count="3162" meta:object-count="0"/>
  </office:meta>
</office:document-meta>
</file>